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XMLHelper.toXMLStreamReader( Object script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Helper.toScript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Helper.toScriptXML( OMElement 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Helper.toOMElement( Object script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XMLHelper.toDOMNode( Object script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Helper.toScriptXML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